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3256in"/>
    </style:style>
    <style:style style:name="co4" style:family="table-column">
      <style:table-column-properties fo:break-before="auto" style:column-width="1.7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 style:data-style-name="N60"/>
    <style:style style:name="ce4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n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9541" calcext:value-type="float">
            <text:p>69541</text:p>
          </table:table-cell>
          <table:table-cell table:formula="of:=[.B2]/3600" office:value-type="float" office:value="19.3169444444444" calcext:value-type="float">
            <text:p>19.32</text:p>
          </table:table-cell>
          <table:table-cell table:style-name="ce1" table:formula="of:=[.$B$2]/[.B2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41" calcext:value-type="float">
            <text:p>45041</text:p>
          </table:table-cell>
          <table:table-cell table:formula="of:=[.B3]/3600" office:value-type="float" office:value="12.5113888888889" calcext:value-type="float">
            <text:p>12.51</text:p>
          </table:table-cell>
          <table:table-cell table:style-name="ce1" table:formula="of:=[.$B$2]/[.B3]" office:value-type="float" office:value="1.54394884660643" calcext:value-type="float">
            <text:p>1.54</text:p>
          </table:table-cell>
          <table:table-cell office:value-type="float" office:value="0.00920412" calcext:value-type="float">
            <text:p>0.00920412</text:p>
          </table:table-cell>
          <table:table-cell table:style-name="ce2" table:formula="of:=[.E3]/[.$E$15]" office:value-type="float" office:value="0.0097877019405004" calcext:value-type="float">
            <text:p>0.009788</text:p>
          </table:table-cell>
          <table:table-cell table:style-name="ce4" office:value-type="float" office:value="0.0051618" calcext:value-type="float">
            <text:p>0.0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858" calcext:value-type="float">
            <text:p>46858</text:p>
          </table:table-cell>
          <table:table-cell table:formula="of:=[.B4]/3600" office:value-type="float" office:value="13.0161111111111" calcext:value-type="float">
            <text:p>13.02</text:p>
          </table:table-cell>
          <table:table-cell table:style-name="ce1" table:formula="of:=[.$B$2]/[.B4]" office:value-type="float" office:value="1.48407955952025" calcext:value-type="float">
            <text:p>1.48</text:p>
          </table:table-cell>
          <table:table-cell office:value-type="float" office:value="0.0025197" calcext:value-type="float">
            <text:p>0.0025197</text:p>
          </table:table-cell>
          <table:table-cell table:style-name="ce2" table:formula="of:=[.E4]/[.$E$15]" office:value-type="float" office:value="0.00267946013084128" calcext:value-type="float">
            <text:p>0.002679</text:p>
          </table:table-cell>
          <table:table-cell table:style-name="ce4" office:value-type="float" office:value="0.00324244" calcext:value-type="float">
            <text:p>0.00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16" calcext:value-type="float">
            <text:p>46916</text:p>
          </table:table-cell>
          <table:table-cell table:formula="of:=[.B5]/3600" office:value-type="float" office:value="13.0322222222222" calcext:value-type="float">
            <text:p>13.03</text:p>
          </table:table-cell>
          <table:table-cell table:style-name="ce1" table:formula="of:=[.$B$2]/[.B5]" office:value-type="float" office:value="1.48224486315969" calcext:value-type="float">
            <text:p>1.48</text:p>
          </table:table-cell>
          <table:table-cell office:value-type="float" office:value="0.00166854" calcext:value-type="float">
            <text:p>0.00166854</text:p>
          </table:table-cell>
          <table:table-cell table:style-name="ce2" table:formula="of:=[.E5]/[.$E$15]" office:value-type="float" office:value="0.00177433282006346" calcext:value-type="float">
            <text:p>0.001774</text:p>
          </table:table-cell>
          <table:table-cell table:style-name="ce4" office:value-type="float" office:value="0.00204521" calcext:value-type="float">
            <text:p>0.0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80" calcext:value-type="float">
            <text:p>47280</text:p>
          </table:table-cell>
          <table:table-cell table:formula="of:=[.B6]/3600" office:value-type="float" office:value="13.1333333333333" calcext:value-type="float">
            <text:p>13.13</text:p>
          </table:table-cell>
          <table:table-cell table:style-name="ce1" table:formula="of:=[.$B$2]/[.B6]" office:value-type="float" office:value="1.47083333333333" calcext:value-type="float">
            <text:p>1.47</text:p>
          </table:table-cell>
          <table:table-cell office:value-type="float" office:value="0.000140749" calcext:value-type="float">
            <text:p>0.000140749</text:p>
          </table:table-cell>
          <table:table-cell table:style-name="ce2" table:formula="of:=[.E6]/[.$E$15]" office:value-type="float" office:value="0.000149673109479612" calcext:value-type="float">
            <text:p>0.000150</text:p>
          </table:table-cell>
          <table:table-cell table:style-name="ce4" office:value-type="float" office:value="0.000140749" calcext:value-type="float">
            <text:p>0.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637" calcext:value-type="float">
            <text:p>47637</text:p>
          </table:table-cell>
          <table:table-cell table:formula="of:=[.B7]/3600" office:value-type="float" office:value="13.2325" calcext:value-type="float">
            <text:p>13.23</text:p>
          </table:table-cell>
          <table:table-cell table:style-name="ce1" table:formula="of:=[.$B$2]/[.B7]" office:value-type="float" office:value="1.45981065138443" calcext:value-type="float">
            <text:p>1.46</text:p>
          </table:table-cell>
          <table:table-cell table:style-name="ce3" office:value-type="float" office:value="0.0000767149" calcext:value-type="float">
            <text:p>7.67E-005</text:p>
          </table:table-cell>
          <table:table-cell table:style-name="ce2" table:formula="of:=[.E7]/[.$E$15]" office:value-type="float" office:value="0.0000815789641590172" calcext:value-type="float">
            <text:p>0.000082</text:p>
          </table:table-cell>
          <table:table-cell table:style-name="ce4" office:value-type="float" office:value="0.0000767149" calcext:value-type="float">
            <text:p>0.0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193" calcext:value-type="float">
            <text:p>48193</text:p>
          </table:table-cell>
          <table:table-cell table:formula="of:=[.B8]/3600" office:value-type="float" office:value="13.3869444444444" calcext:value-type="float">
            <text:p>13.39</text:p>
          </table:table-cell>
          <table:table-cell table:style-name="ce1" table:formula="of:=[.$B$2]/[.B8]" office:value-type="float" office:value="1.44296889589774" calcext:value-type="float">
            <text:p>1.44</text:p>
          </table:table-cell>
          <table:table-cell table:style-name="ce3" office:value-type="float" office:value="0.0000612892" calcext:value-type="float">
            <text:p>6.13E-005</text:p>
          </table:table-cell>
          <table:table-cell table:style-name="ce2" table:formula="of:=[.E8]/[.$E$15]" office:value-type="float" office:value="0.0000651752065131394" calcext:value-type="float">
            <text:p>0.000065</text:p>
          </table:table-cell>
          <table:table-cell table:style-name="ce4" office:value-type="float" office:value="0.000109082" calcext:value-type="float">
            <text:p>0.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924" calcext:value-type="float">
            <text:p>48924</text:p>
          </table:table-cell>
          <table:table-cell table:formula="of:=[.B9]/3600" office:value-type="float" office:value="13.59" calcext:value-type="float">
            <text:p>13.59</text:p>
          </table:table-cell>
          <table:table-cell table:style-name="ce1" table:formula="of:=[.$B$2]/[.B9]" office:value-type="float" office:value="1.42140871555883" calcext:value-type="float">
            <text:p>1.42</text:p>
          </table:table-cell>
          <table:table-cell table:style-name="ce3" office:value-type="float" office:value="0.0000169585" calcext:value-type="float">
            <text:p>1.70E-005</text:p>
          </table:table-cell>
          <table:table-cell table:style-name="ce2" table:formula="of:=[.E9]/[.$E$15]" office:value-type="float" office:value="0.0000180337439492288" calcext:value-type="float">
            <text:p>0.000018</text:p>
          </table:table-cell>
          <table:table-cell table:style-name="ce4" office:value-type="float" office:value="0.0000305973" calcext:value-type="float">
            <text:p>0.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651" calcext:value-type="float">
            <text:p>49651</text:p>
          </table:table-cell>
          <table:table-cell table:formula="of:=[.B10]/3600" office:value-type="float" office:value="13.7919444444444" calcext:value-type="float">
            <text:p>13.79</text:p>
          </table:table-cell>
          <table:table-cell table:style-name="ce1" table:formula="of:=[.$B$2]/[.B10]" office:value-type="float" office:value="1.40059616120521" calcext:value-type="float">
            <text:p>1.40</text:p>
          </table:table-cell>
          <table:table-cell table:style-name="ce3" office:value-type="float" office:value="0.00000466084" calcext:value-type="float">
            <text:p>4.66E-006</text:p>
          </table:table-cell>
          <table:table-cell table:style-name="ce2" table:formula="of:=[.E10]/[.$E$15]" office:value-type="float" office:value="0.00000495635788237896" calcext:value-type="float">
            <text:p>0.000005</text:p>
          </table:table-cell>
          <table:table-cell table:style-name="ce4" office:value-type="float" office:value="0.0000141884" calcext:value-type="float">
            <text:p>0.00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664" calcext:value-type="float">
            <text:p>50664</text:p>
          </table:table-cell>
          <table:table-cell table:formula="of:=[.B11]/3600" office:value-type="float" office:value="14.0733333333333" calcext:value-type="float">
            <text:p>14.07</text:p>
          </table:table-cell>
          <table:table-cell table:style-name="ce1" table:formula="of:=[.$B$2]/[.B11]" office:value-type="float" office:value="1.37259197852519" calcext:value-type="float">
            <text:p>1.37</text:p>
          </table:table-cell>
          <table:table-cell table:style-name="ce3" office:value-type="float" office:value="0.00000440875" calcext:value-type="float">
            <text:p>4.41E-006</text:p>
          </table:table-cell>
          <table:table-cell table:style-name="ce2" table:formula="of:=[.E11]/[.$E$15]" office:value-type="float" office:value="0.00000468828426076378" calcext:value-type="float">
            <text:p>0.000005</text:p>
          </table:table-cell>
          <table:table-cell table:style-name="ce4" office:value-type="float" office:value="0.00000643786" calcext:value-type="float">
            <text:p>0.0000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vg <text:s text:c="3"/></text:p>
          </table:table-cell>
          <table:table-cell/>
          <table:table-cell office:value-type="float" office:value="0.940376" calcext:value-type="float">
            <text:p>0.940376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8">
          <table:table-cell/>
          <table:table-cell table:style-name="ce1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4-15T22:52:42.284909952</meta:creation-date>
    <dc:date>2018-04-15T23:10:59.865224206</dc:date>
    <dc:creator>Lucas Czech</dc:creator>
    <meta:editing-duration>PT2M47S</meta:editing-duration>
    <meta:editing-cycles>1</meta:editing-cycles>
    <meta:document-statistic meta:table-count="1" meta:cell-count="76" meta:object-count="0"/>
    <meta:generator>LibreOffice/4.2.8.2$Linux_X86_64 LibreOffice_project/420m0$Build-2</meta:generator>
  </office:meta>
</office:document-meta>
</file>